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2" svg:width="583.4pt" svg:height="254.41pt" svg:x="608.83pt" svg:y="23.19pt">
            <loext:p draw:notify-on-update-of-ranges="Sheet1.A2:Sheet1.A29 Sheet1.B1:Sheet1.B1 Sheet1.B2:Sheet1.B29 Sheet1.C1:Sheet1.C1 Sheet1.C2:Sheet1.C29 Sheet1.D1:Sheet1.D1 Sheet1.D2:Sheet1.D29" text:style-name="P1">/</loext:p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H1000</text:p>
          </table:table-cell>
          <table:table-cell/>
          <table:table-cell office:value-type="string" calcext:value-type="string" table:number-columns-spanned="3" table:number-rows-spanned="1">
            <text:p>Sum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ymbol</text:p>
          </table:table-cell>
          <table:table-cell office:value-type="float" office:value="0.059573356" calcext:value-type="float">
            <text:p>0.059573356</text:p>
          </table:table-cell>
          <table:table-cell office:value-type="float" office:value="0.11263158" calcext:value-type="float">
            <text:p>0.11263158</text:p>
          </table:table-cell>
          <table:table-cell office:value-type="float" office:value="0.1007483" calcext:value-type="float">
            <text:p>0.1007483</text:p>
          </table:table-cell>
          <table:table-cell/>
          <table:table-cell table:formula="of:=SUM([.B2:.B29])" office:value-type="float" office:value="1.0000000324" calcext:value-type="float">
            <text:p>1.0000000324</text:p>
          </table:table-cell>
          <table:table-cell table:formula="of:=SUM([.C2:.C29])" office:value-type="float" office:value="1.0000000096" calcext:value-type="float">
            <text:p>1.0000000096</text:p>
          </table:table-cell>
          <table:table-cell table:formula="of:=SUM([.D2:.D29])" office:value-type="float" office:value="1.00000000832" calcext:value-type="float">
            <text:p>1.0000000083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0.03692829" calcext:value-type="float">
            <text:p>0.03692829</text:p>
          </table:table-cell>
          <table:table-cell office:value-type="float" office:value="0.0031578948" calcext:value-type="float">
            <text:p>0.0031578948</text:p>
          </table:table-cell>
          <table:table-cell office:value-type="float" office:value="0.009960851" calcext:value-type="float">
            <text:p>0.009960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6118774" calcext:value-type="float">
            <text:p>0.06118774</text:p>
          </table:table-cell>
          <table:table-cell office:value-type="float" office:value="0.034736842" calcext:value-type="float">
            <text:p>0.034736842</text:p>
          </table:table-cell>
          <table:table-cell office:value-type="float" office:value="0.03498687" calcext:value-type="float">
            <text:p>0.03498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53500637" calcext:value-type="float">
            <text:p>0.053500637</text:p>
          </table:table-cell>
          <table:table-cell office:value-type="float" office:value="0.08105263" calcext:value-type="float">
            <text:p>0.08105263</text:p>
          </table:table-cell>
          <table:table-cell office:value-type="float" office:value="0.078646116" calcext:value-type="float">
            <text:p>0.078646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8128445" calcext:value-type="float">
            <text:p>0.08128445</text:p>
          </table:table-cell>
          <table:table-cell office:value-type="float" office:value="0.02631579" calcext:value-type="float">
            <text:p>0.02631579</text:p>
          </table:table-cell>
          <table:table-cell office:value-type="float" office:value="0.04390703" calcext:value-type="float">
            <text:p>0.04390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46097796" calcext:value-type="float">
            <text:p>0.046097796</text:p>
          </table:table-cell>
          <table:table-cell office:value-type="float" office:value="0.06421053" calcext:value-type="float">
            <text:p>0.06421053</text:p>
          </table:table-cell>
          <table:table-cell office:value-type="float" office:value="0.08350265" calcext:value-type="float">
            <text:p>0.08350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2859948" calcext:value-type="float">
            <text:p>0.02859948</text:p>
          </table:table-cell>
          <table:table-cell office:value-type="float" office:value="0.005263158" calcext:value-type="float">
            <text:p>0.005263158</text:p>
          </table:table-cell>
          <table:table-cell office:value-type="float" office:value="0.016056295" calcext:value-type="float">
            <text:p>0.016056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35040233" calcext:value-type="float">
            <text:p>0.035040233</text:p>
          </table:table-cell>
          <table:table-cell office:value-type="float" office:value="0.005263158" calcext:value-type="float">
            <text:p>0.005263158</text:p>
          </table:table-cell>
          <table:table-cell office:value-type="float" office:value="0.01784033" calcext:value-type="float">
            <text:p>0.01784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343407" calcext:value-type="float">
            <text:p>0.0343407</text:p>
          </table:table-cell>
          <table:table-cell office:value-type="float" office:value="0.07157895" calcext:value-type="float">
            <text:p>0.07157895</text:p>
          </table:table-cell>
          <table:table-cell office:value-type="float" office:value="0.06675257" calcext:value-type="float">
            <text:p>0.06675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37948854" calcext:value-type="float">
            <text:p>0.037948854</text:p>
          </table:table-cell>
          <table:table-cell office:value-type="float" office:value="0.02" calcext:value-type="float">
            <text:p>0.02</text:p>
          </table:table-cell>
          <table:table-cell office:value-type="float" office:value="0.015511175" calcext:value-type="float">
            <text:p>0.015511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022538468" calcext:value-type="float">
            <text:p>0.022538468</text:p>
          </table:table-cell>
          <table:table-cell office:value-type="float" office:value="0.010526316" calcext:value-type="float">
            <text:p>0.010526316</text:p>
          </table:table-cell>
          <table:table-cell office:value-type="float" office:value="0.014767828" calcext:value-type="float">
            <text:p>0.0147678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023286069" calcext:value-type="float">
            <text:p>0.023286069</text:p>
          </table:table-cell>
          <table:table-cell office:value-type="float" office:value="0.009473684" calcext:value-type="float">
            <text:p>0.009473684</text:p>
          </table:table-cell>
          <table:table-cell office:value-type="float" office:value="0.008969721" calcext:value-type="float">
            <text:p>0.008969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023400238" calcext:value-type="float">
            <text:p>0.023400238</text:p>
          </table:table-cell>
          <table:table-cell office:value-type="float" office:value="0.014736842" calcext:value-type="float">
            <text:p>0.014736842</text:p>
          </table:table-cell>
          <table:table-cell office:value-type="float" office:value="0.01080331" calcext:value-type="float">
            <text:p>0.01080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4529398" calcext:value-type="float">
            <text:p>0.04529398</text:p>
          </table:table-cell>
          <table:table-cell office:value-type="float" office:value="0.07684211" calcext:value-type="float">
            <text:p>0.07684211</text:p>
          </table:table-cell>
          <table:table-cell office:value-type="float" office:value="0.07002329" calcext:value-type="float">
            <text:p>0.07002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06338101" calcext:value-type="float">
            <text:p>0.06338101</text:p>
          </table:table-cell>
          <table:table-cell office:value-type="float" office:value="0.069473684" calcext:value-type="float">
            <text:p>0.069473684</text:p>
          </table:table-cell>
          <table:table-cell office:value-type="float" office:value="0.032409932" calcext:value-type="float">
            <text:p>0.0324099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24761166" calcext:value-type="float">
            <text:p>0.024761166</text:p>
          </table:table-cell>
          <table:table-cell office:value-type="float" office:value="0.057894737" calcext:value-type="float">
            <text:p>0.057894737</text:p>
          </table:table-cell>
          <table:table-cell office:value-type="float" office:value="0.05951732" calcext:value-type="float">
            <text:p>0.05951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016085334" calcext:value-type="float">
            <text:p>0.016085334</text:p>
          </table:table-cell>
          <table:table-cell office:value-type="float" office:value="0.009473684" calcext:value-type="float">
            <text:p>0.009473684</text:p>
          </table:table-cell>
          <table:table-cell office:value-type="float" office:value="0.012091778" calcext:value-type="float">
            <text:p>0.012091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53237002" calcext:value-type="float">
            <text:p>0.053237002</text:p>
          </table:table-cell>
          <table:table-cell office:value-type="float" office:value="0.024210526" calcext:value-type="float">
            <text:p>0.024210526</text:p>
          </table:table-cell>
          <table:table-cell office:value-type="float" office:value="0.0336984" calcext:value-type="float">
            <text:p>0.0336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0035249442" calcext:value-type="float">
            <text:p>0.0035249442</text:p>
          </table:table-cell>
          <table:table-cell office:value-type="float" office:value="0.008421052" calcext:value-type="float">
            <text:p>0.008421052</text:p>
          </table:table-cell>
          <table:table-cell office:value-type="float" office:value="0.0014866941" calcext:value-type="float">
            <text:p>0.0014866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44774365" calcext:value-type="float">
            <text:p>0.044774365</text:p>
          </table:table-cell>
          <table:table-cell office:value-type="float" office:value="0.08421053" calcext:value-type="float">
            <text:p>0.08421053</text:p>
          </table:table-cell>
          <table:table-cell office:value-type="float" office:value="0.07666386" calcext:value-type="float">
            <text:p>0.07666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9461083" calcext:value-type="float">
            <text:p>0.09461083</text:p>
          </table:table-cell>
          <table:table-cell office:value-type="float" office:value="0.069473684" calcext:value-type="float">
            <text:p>0.069473684</text:p>
          </table:table-cell>
          <table:table-cell office:value-type="float" office:value="0.05416522" calcext:value-type="float">
            <text:p>0.05416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040746886" calcext:value-type="float">
            <text:p>0.040746886</text:p>
          </table:table-cell>
          <table:table-cell office:value-type="float" office:value="0.12210526" calcext:value-type="float">
            <text:p>0.12210526</text:p>
          </table:table-cell>
          <table:table-cell office:value-type="float" office:value="0.09217504" calcext:value-type="float">
            <text:p>0.09217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127463" calcext:value-type="float">
            <text:p>0.0127463</text:p>
          </table:table-cell>
          <table:table-cell office:value-type="float" office:value="0.0031578948" calcext:value-type="float">
            <text:p>0.0031578948</text:p>
          </table:table-cell>
          <table:table-cell office:value-type="float" office:value="0.01010952" calcext:value-type="float">
            <text:p>0.01010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16985128" calcext:value-type="float">
            <text:p>0.016985128</text:p>
          </table:table-cell>
          <table:table-cell office:value-type="float" office:value="0.002105263" calcext:value-type="float">
            <text:p>0.002105263</text:p>
          </table:table-cell>
          <table:table-cell office:value-type="float" office:value="0.0252738" calcext:value-type="float">
            <text:p>0.0252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027641384" calcext:value-type="float">
            <text:p>0.027641384</text:p>
          </table:table-cell>
          <table:table-cell office:value-type="float" office:value="0.009473684" calcext:value-type="float">
            <text:p>0.009473684</text:p>
          </table:table-cell>
          <table:table-cell office:value-type="float" office:value="0.022944646" calcext:value-type="float">
            <text:p>0.022944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014386562" calcext:value-type="float">
            <text:p>0.001438656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29733882" calcext:value-type="float">
            <text:p>2.97E-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06369159" calcext:value-type="float">
            <text:p>0.006369159</text:p>
          </table:table-cell>
          <table:table-cell office:value-type="float" office:value="0.004210526" calcext:value-type="float">
            <text:p>0.004210526</text:p>
          </table:table-cell>
          <table:table-cell office:value-type="float" office:value="0.0030229446" calcext:value-type="float">
            <text:p>0.0030229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04677577" calcext:value-type="float">
            <text:p>0.004677577</text:p>
          </table:table-cell>
          <table:table-cell office:value-type="float" office:value="0" calcext:value-type="float">
            <text:p>0</text:p>
          </table:table-cell>
          <table:table-cell office:value-type="float" office:value="0.0036671788" calcext:value-type="float">
            <text:p>0.0036671788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9:24:53.133411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8:14:21.374625437</meta:creation-date>
    <dc:date>2017-03-30T19:40:51.040240727</dc:date>
    <meta:editing-duration>PT1H12M7S</meta:editing-duration>
    <meta:editing-cycles>5</meta:editing-cycles>
    <meta:generator>LibreOffice/5.1.4.2$Linux_X86_64 LibreOffice_project/10m0$Build-2</meta:generator>
    <meta:document-statistic meta:table-count="1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82cm" svg:height="8.976cm" xlink:href=".." xlink:type="simple" chart:class="chart:line" chart:style-name="ch1">
        <chart:legend chart:legend-position="end" svg:x="18.259cm" svg:y="3.691cm" style:legend-expansion="high" chart:style-name="ch2"/>
        <chart:plot-area chart:style-name="ch3" table:cell-range-address="Sheet1.A1:Sheet1.D29" chart:data-source-has-labels="both" svg:x="0.411cm" svg:y="0.179cm" svg:width="17.437cm" svg:height="8.618cm">
          <chartooo:coordinate-region svg:x="1.323cm" svg:y="0.179cm" svg:width="16.368cm" svg:height="7.083cm"/>
          <chart:axis chart:dimension="x" chart:name="primary-x" chart:style-name="ch4" chartooo:axis-type="auto">
            <chartooo:date-scale/>
            <chart:categories table:cell-range-address="Sheet1.A2:Sheet1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9" chart:label-cell-address="Sheet1.B1:Sheet1.B1" chart:class="chart:line">
            <chart:data-point chart:repeated="28"/>
          </chart:series>
          <chart:series chart:style-name="ch7" chart:values-cell-range-address="Sheet1.C2:Sheet1.C29" chart:label-cell-address="Sheet1.C1:Sheet1.C1" chart:class="chart:line">
            <chart:data-point chart:repeated="28"/>
          </chart:series>
          <chart:series chart:style-name="ch8" chart:values-cell-range-address="Sheet1.D2:Sheet1.D29" chart:label-cell-address="Sheet1.D1:Sheet1.D1" chart:class="chart:line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</text:p>
                <draw:g>
                  <svg:desc>Sheet1.B1:Sheet1.B1</svg:desc>
                </draw:g>
              </table:table-cell>
              <table:table-cell office:value-type="string">
                <text:p>H50</text:p>
                <draw:g>
                  <svg:desc>Sheet1.C1:Sheet1.C1</svg:desc>
                </draw:g>
              </table:table-cell>
              <table:table-cell office:value-type="string">
                <text:p>H100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ymbol</text:p>
                <draw:g>
                  <svg:desc>Sheet1.A2:Sheet1.A29</svg:desc>
                </draw:g>
              </table:table-cell>
              <table:table-cell office:value-type="float" office:value="0.059573356">
                <text:p>0.059573356</text:p>
                <draw:g>
                  <svg:desc>Sheet1.B2:Sheet1.B29</svg:desc>
                </draw:g>
              </table:table-cell>
              <table:table-cell office:value-type="float" office:value="0.11263158">
                <text:p>0.11263158</text:p>
                <draw:g>
                  <svg:desc>Sheet1.C2:Sheet1.C29</svg:desc>
                </draw:g>
              </table:table-cell>
              <table:table-cell office:value-type="float" office:value="0.1007483">
                <text:p>0.1007483</text:p>
                <draw:g>
                  <svg:desc>Sheet1.D2:Sheet1.D29</svg:desc>
                </draw:g>
              </table:table-cell>
            </table:table-row>
            <table:table-row>
              <table:table-cell office:value-type="string">
                <text:p>number</text:p>
              </table:table-cell>
              <table:table-cell office:value-type="float" office:value="0.03692829">
                <text:p>0.03692829</text:p>
              </table:table-cell>
              <table:table-cell office:value-type="float" office:value="0.0031578948">
                <text:p>0.0031578948</text:p>
              </table:table-cell>
              <table:table-cell office:value-type="float" office:value="0.009960851">
                <text:p>0.00996085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6118774">
                <text:p>0.06118774</text:p>
              </table:table-cell>
              <table:table-cell office:value-type="float" office:value="0.034736842">
                <text:p>0.034736842</text:p>
              </table:table-cell>
              <table:table-cell office:value-type="float" office:value="0.03498687">
                <text:p>0.03498687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53500637">
                <text:p>0.053500637</text:p>
              </table:table-cell>
              <table:table-cell office:value-type="float" office:value="0.08105263">
                <text:p>0.08105263</text:p>
              </table:table-cell>
              <table:table-cell office:value-type="float" office:value="0.078646116">
                <text:p>0.07864611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8128445">
                <text:p>0.08128445</text:p>
              </table:table-cell>
              <table:table-cell office:value-type="float" office:value="0.02631579">
                <text:p>0.02631579</text:p>
              </table:table-cell>
              <table:table-cell office:value-type="float" office:value="0.04390703">
                <text:p>0.0439070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046097796">
                <text:p>0.046097796</text:p>
              </table:table-cell>
              <table:table-cell office:value-type="float" office:value="0.06421053">
                <text:p>0.06421053</text:p>
              </table:table-cell>
              <table:table-cell office:value-type="float" office:value="0.08350265">
                <text:p>0.0835026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02859948">
                <text:p>0.02859948</text:p>
              </table:table-cell>
              <table:table-cell office:value-type="float" office:value="0.005263158">
                <text:p>0.005263158</text:p>
              </table:table-cell>
              <table:table-cell office:value-type="float" office:value="0.016056295">
                <text:p>0.01605629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35040233">
                <text:p>0.035040233</text:p>
              </table:table-cell>
              <table:table-cell office:value-type="float" office:value="0.005263158">
                <text:p>0.005263158</text:p>
              </table:table-cell>
              <table:table-cell office:value-type="float" office:value="0.01784033">
                <text:p>0.0178403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343407">
                <text:p>0.0343407</text:p>
              </table:table-cell>
              <table:table-cell office:value-type="float" office:value="0.07157895">
                <text:p>0.07157895</text:p>
              </table:table-cell>
              <table:table-cell office:value-type="float" office:value="0.06675257">
                <text:p>0.06675257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37948854">
                <text:p>0.037948854</text:p>
              </table:table-cell>
              <table:table-cell office:value-type="float" office:value="0.02">
                <text:p>0.02</text:p>
              </table:table-cell>
              <table:table-cell office:value-type="float" office:value="0.015511175">
                <text:p>0.015511175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22538468">
                <text:p>0.022538468</text:p>
              </table:table-cell>
              <table:table-cell office:value-type="float" office:value="0.010526316">
                <text:p>0.010526316</text:p>
              </table:table-cell>
              <table:table-cell office:value-type="float" office:value="0.014767828">
                <text:p>0.014767828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23286069">
                <text:p>0.023286069</text:p>
              </table:table-cell>
              <table:table-cell office:value-type="float" office:value="0.009473684">
                <text:p>0.009473684</text:p>
              </table:table-cell>
              <table:table-cell office:value-type="float" office:value="0.008969721">
                <text:p>0.00896972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23400238">
                <text:p>0.023400238</text:p>
              </table:table-cell>
              <table:table-cell office:value-type="float" office:value="0.014736842">
                <text:p>0.014736842</text:p>
              </table:table-cell>
              <table:table-cell office:value-type="float" office:value="0.01080331">
                <text:p>0.01080331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4529398">
                <text:p>0.04529398</text:p>
              </table:table-cell>
              <table:table-cell office:value-type="float" office:value="0.07684211">
                <text:p>0.07684211</text:p>
              </table:table-cell>
              <table:table-cell office:value-type="float" office:value="0.07002329">
                <text:p>0.07002329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6338101">
                <text:p>0.06338101</text:p>
              </table:table-cell>
              <table:table-cell office:value-type="float" office:value="0.069473684">
                <text:p>0.069473684</text:p>
              </table:table-cell>
              <table:table-cell office:value-type="float" office:value="0.032409932">
                <text:p>0.03240993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24761166">
                <text:p>0.024761166</text:p>
              </table:table-cell>
              <table:table-cell office:value-type="float" office:value="0.057894737">
                <text:p>0.057894737</text:p>
              </table:table-cell>
              <table:table-cell office:value-type="float" office:value="0.05951732">
                <text:p>0.05951732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016085334">
                <text:p>0.016085334</text:p>
              </table:table-cell>
              <table:table-cell office:value-type="float" office:value="0.009473684">
                <text:p>0.009473684</text:p>
              </table:table-cell>
              <table:table-cell office:value-type="float" office:value="0.012091778">
                <text:p>0.012091778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053237002">
                <text:p>0.053237002</text:p>
              </table:table-cell>
              <table:table-cell office:value-type="float" office:value="0.024210526">
                <text:p>0.024210526</text:p>
              </table:table-cell>
              <table:table-cell office:value-type="float" office:value="0.0336984">
                <text:p>0.0336984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0035249442">
                <text:p>0.0035249442</text:p>
              </table:table-cell>
              <table:table-cell office:value-type="float" office:value="0.008421052">
                <text:p>0.008421052</text:p>
              </table:table-cell>
              <table:table-cell office:value-type="float" office:value="0.0014866941">
                <text:p>0.0014866941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044774365">
                <text:p>0.044774365</text:p>
              </table:table-cell>
              <table:table-cell office:value-type="float" office:value="0.08421053">
                <text:p>0.08421053</text:p>
              </table:table-cell>
              <table:table-cell office:value-type="float" office:value="0.07666386">
                <text:p>0.0766638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9461083">
                <text:p>0.09461083</text:p>
              </table:table-cell>
              <table:table-cell office:value-type="float" office:value="0.069473684">
                <text:p>0.069473684</text:p>
              </table:table-cell>
              <table:table-cell office:value-type="float" office:value="0.05416522">
                <text:p>0.05416522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40746886">
                <text:p>0.040746886</text:p>
              </table:table-cell>
              <table:table-cell office:value-type="float" office:value="0.12210526">
                <text:p>0.12210526</text:p>
              </table:table-cell>
              <table:table-cell office:value-type="float" office:value="0.09217504">
                <text:p>0.0921750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0127463">
                <text:p>0.0127463</text:p>
              </table:table-cell>
              <table:table-cell office:value-type="float" office:value="0.0031578948">
                <text:p>0.0031578948</text:p>
              </table:table-cell>
              <table:table-cell office:value-type="float" office:value="0.01010952">
                <text:p>0.01010952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16985128">
                <text:p>0.016985128</text:p>
              </table:table-cell>
              <table:table-cell office:value-type="float" office:value="0.002105263">
                <text:p>0.002105263</text:p>
              </table:table-cell>
              <table:table-cell office:value-type="float" office:value="0.0252738">
                <text:p>0.0252738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27641384">
                <text:p>0.027641384</text:p>
              </table:table-cell>
              <table:table-cell office:value-type="float" office:value="0.009473684">
                <text:p>0.009473684</text:p>
              </table:table-cell>
              <table:table-cell office:value-type="float" office:value="0.022944646">
                <text:p>0.022944646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014386562">
                <text:p>0.0014386562</text:p>
              </table:table-cell>
              <table:table-cell office:value-type="float" office:value="0">
                <text:p>0</text:p>
              </table:table-cell>
              <table:table-cell office:value-type="float" office:value="0.00029733882">
                <text:p>0.0002973388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06369159">
                <text:p>0.006369159</text:p>
              </table:table-cell>
              <table:table-cell office:value-type="float" office:value="0.004210526">
                <text:p>0.004210526</text:p>
              </table:table-cell>
              <table:table-cell office:value-type="float" office:value="0.0030229446">
                <text:p>0.0030229446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004677577">
                <text:p>0.004677577</text:p>
              </table:table-cell>
              <table:table-cell office:value-type="float" office:value="0">
                <text:p>0</text:p>
              </table:table-cell>
              <table:table-cell office:value-type="float" office:value="0.0036671788">
                <text:p>0.00366717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